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f8ca" officeooo:paragraph-rsid="0011f8ca"/>
    </style:style>
    <style:style style:name="P2" style:family="paragraph" style:parent-style-name="Standard">
      <style:paragraph-properties fo:text-align="start" style:justify-single-word="false"/>
      <style:text-properties officeooo:paragraph-rsid="0013ad3e"/>
    </style:style>
    <style:style style:name="P3" style:family="paragraph" style:parent-style-name="Standard">
      <style:paragraph-properties fo:text-align="start" style:justify-single-word="false"/>
      <style:text-properties fo:font-weight="normal" officeooo:rsid="0013ad3e" officeooo:paragraph-rsid="0013ad3e" style:font-weight-asian="normal" style:font-weight-complex="normal"/>
    </style:style>
    <style:style style:name="P4" style:family="paragraph" style:parent-style-name="Standard">
      <style:paragraph-properties fo:text-align="center" style:justify-single-word="false"/>
      <style:text-properties fo:font-size="18pt" fo:font-weight="bold" officeooo:rsid="0011f8ca" officeooo:paragraph-rsid="0011f8ca"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officeooo:rsid="0013ad3e" officeooo:paragraph-rsid="0013ad3e"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3pt" fo:font-weight="normal" officeooo:rsid="0013ad3e" officeooo:paragraph-rsid="0013ad3e"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rsid="0011f8ca" officeooo:paragraph-rsid="0011f8ca"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fo:font-size="13pt" officeooo:rsid="0011f8ca" officeooo:paragraph-rsid="0011f8ca" style:font-size-asian="13pt" style:font-size-complex="13pt"/>
    </style:style>
    <style:style style:name="P9" style:family="paragraph" style:parent-style-name="Standard">
      <style:paragraph-properties fo:text-align="center" style:justify-single-word="false"/>
      <style:text-properties fo:font-size="13pt" officeooo:rsid="001aaa8b" officeooo:paragraph-rsid="001aaa8b" style:font-size-asian="13pt" style:font-size-complex="13pt"/>
    </style:style>
    <style:style style:name="P10" style:family="paragraph" style:parent-style-name="Standard">
      <style:paragraph-properties fo:text-align="start" style:justify-single-word="false"/>
      <style:text-properties fo:font-size="13pt" fo:font-weight="bold" officeooo:rsid="0011f8ca" officeooo:paragraph-rsid="0011f8ca"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size="22pt" style:font-size-asian="22pt" style:font-size-complex="22pt"/>
    </style:style>
    <style:style style:name="T3" style:family="text">
      <style:text-properties fo:font-size="22pt" officeooo:rsid="0013ad3e" style:font-size-asian="22pt" style:font-size-complex="22pt"/>
    </style:style>
    <style:style style:name="T4" style:family="text">
      <style:text-properties officeooo:rsid="0013ad3e"/>
    </style:style>
    <style:style style:name="T5" style:family="text">
      <style:text-properties fo:font-style="italic" officeooo:rsid="0013ad3e" style:font-style-asian="italic" style:font-style-complex="italic"/>
    </style:style>
    <style:style style:name="T6" style:family="text">
      <style:text-properties fo:font-style="normal" fo:font-weight="bold" officeooo:rsid="0013ad3e" style:font-style-asian="normal" style:font-weight-asian="bold" style:font-style-complex="normal" style:font-weight-complex="bold"/>
    </style:style>
    <style:style style:name="T7" style:family="text">
      <style:text-properties fo:font-style="normal" fo:font-weight="bold" officeooo:rsid="0015c9c7" style:font-style-asian="normal" style:font-weight-asian="bold" style:font-style-complex="normal" style:font-weight-complex="bold"/>
    </style:style>
    <style:style style:name="T8" style:family="text">
      <style:text-properties officeooo:rsid="0014cbfa"/>
    </style:style>
    <style:style style:name="T9" style:family="text">
      <style:text-properties officeooo:rsid="0015ffc4"/>
    </style:style>
    <style:style style:name="T10" style:family="text">
      <style:text-properties fo:font-weight="normal" officeooo:rsid="0013ad3e" style:font-weight-asian="normal" style:font-weight-complex="normal"/>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fo:font-weight="normal" officeooo:rsid="0013ad3e" style:font-size-asian="18pt" style:font-weight-asian="normal" style:font-size-complex="18pt" style:font-weight-complex="normal"/>
    </style:style>
    <style:style style:name="T13" style:family="text">
      <style:text-properties fo:font-size="13pt" style:font-size-asian="13pt" style:font-size-complex="13pt"/>
    </style:style>
    <style:style style:name="T14" style:family="text">
      <style:text-properties fo:font-size="13pt" fo:font-weight="normal" officeooo:rsid="0013ad3e"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plikacja </text:span><text:span text:style-name="T3">użytkowa </text:span><text:span text:style-name="T2">do obsługi bazy danych</text:span><text:line-break/></text:p>
      <text:p text:style-name="P1"/>
      <text:p text:style-name="P1"/>
      <text:p text:style-name="P1"/>
      <text:p text:style-name="P1"/>
      <text:p text:style-name="P1"/>
      <text:p text:style-name="P1"><text:span text:style-name="T11">Cel Projektu</text:span><text:line-break/><text:span text:style-name="T13">Stworzenie aplikacji użytkowej do obsługi bazy danych przykładowej biblioteki</text:span></text:p>
      <text:p text:style-name="P9">root</text:p>
      <text:p text:style-name="P9">1234</text:p>
      <text:p text:style-name="P1"/>
      <text:p text:style-name="P1"/>
      <text:p text:style-name="P1"/>
      <text:p text:style-name="P4">Założenia projektowe</text:p>
      <text:p text:style-name="P10">- Wieloplatformowość</text:p>
      <text:p text:style-name="P7">Aplikacja używa języka Java, tak więc jedynym kryterium do uruchomienia jest posiadanie JRE(Java Runtime Environment).</text:p>
      <text:p text:style-name="P7"/>
      <text:p text:style-name="P7">- <text:span text:style-name="T1">Łatwość użytkowania</text:span></text:p>
      <text:p text:style-name="P7">Operowanie w aplikacji odbywa się za pomocą przycisków i pól tekstowych tak aby <text:span text:style-name="T4">wykluczyć wpisywanie komend, jednocześnie umożliwiając szybkie nauczenie się programu dla</text:span><text:span text:style-name="T5"> ,,przeciętnego Kowalskiego’’</text:span></text:p>
      <text:p text:style-name="P7"><text:span text:style-name="T5"/></text:p>
      <text:p text:style-name="P7"><text:span text:style-name="T5">- </text:span><text:span text:style-name="T6">Modułowa konstrukcja systemu </text:span><text:span text:style-name="T7">(SQL + JAVA)</text:span></text:p>
      <text:p text:style-name="P6">Aplikacja sama w sobie nie przechowuje informacji, a jedynie wykorzystuje bazę danych MySQL, przez co po zmianie adresu można się połączyć do dowolnej kompatybilnej bazy danych.</text:p>
      <text:p text:style-name="P3"/>
      <text:p text:style-name="P3"/>
      <text:p text:style-name="P5">Podsumowanie i wnioski</text:p>
      <text:p text:style-name="P3">Aplikacja pomimo drobnych błędów pozwala na proste zarządzanie bazą danych przez zwykłego użytkownika. Java ze względu na swoją popularność oraz wieloplatformowość idealnie sprawdza się jako język do tworzenia tego typu aplikacji ponieważ zwiększa prawdopodobieństwo uruchomienia, na starszych/ bardziej unikatowych maszynach. <text:span text:style-name="T8">Modułowa konstrukcja całego systemu zarządzania bazą danych po wprowadzeniu kilku modyfikacji pozwala teoretycznie na obsługę dowolnej bazy danych, </text:span><text:span text:style-name="T9">lub elementów z kilku</text:span><text:span text:style-name="T8"> w tym innej od użytej w projekcie. </text:span></text:p>
      <text:p text:style-name="P3"/>
      <text:p text:style-name="P5">Źródła</text:p>
      <text:p text:style-name="P6">-https://www.mysql.com/</text:p>
      <text:p text:style-name="P6">-https://www.youtube.com/watch?v=ImqxBiv5yIY&amp;ab_channel=KindsonTheTechPro</text:p>
      <text:p text:style-name="P6">-https://www.youtube.com/watch?v=OnXB3ZRrOW0&amp;ab_channel=MattMacarty</text:p>
      <text:p text:style-name="P6">-https://www.youtube.com/watch?v=KRhv4iPgzHE&amp;t=5s&amp;ab_channel=StevenByrne</text:p>
      <text:p text:style-name="P6">-https://www.youtube.com/watch?v=CBKWoHGWTQE&amp;ab_channel=StevenByrne</text:p>
      <text:p text:style-name="P6">-https://www.youtube.com/watch?v=ru2Mqs5AUuo&amp;ab_channel=StevenByrne</text:p>
      <text:p text:style-name="P6">-https://www.youtube.com/watch?v=HE6ZHSuHcu0&amp;ab_channel=StevenByrne</text:p>
      <text:p text:style-name="P6">-https://www.youtube.com/watch?v=Slw4HFlBm18&amp;ab_channel=StevenByrne</text:p>
      <text:p text:style-name="P2"><text:soft-page-break/><text:span text:style-name="T14">-https://www.youtube.com/watch?v=4BRUmU-ETRk&amp;ab_channel=JavaCodeJunkie</text:span></text:p>
      <text:p text:style-name="P6">-https://www.youtube.com/watch?v=706Ye4ubtEY&amp;ab_channel=BryanChauvin</text:p>
      <text:p text:style-name="P6">-https://docs.oracle.com/javase/7/docs/api/javax/swing/package-summary.html</text:p>
      <text:p text:style-name="P6">-https://docs.oracle.com/javase/7/docs/api/javax/swing/Jframe.html</text:p>
      <text:p text:style-name="P6">-https://docs.oracle.com/javase/8/docs/technotes/guides/jdbc/</text:p>
      <text:p text:style-name="P6">-https://docs.oracle.com/javase/tutorial/uiswing/components/table.html</text:p>
      <text:p text:style-name="P6">-https://stackoverflow.com/questions/50232557/visual-studio-code-java-extension-howto-add-jar-to-classpath</text:p>
      <text:p text:style-name="P6">-https://www.w3schools.com/java/java_arrays.asp</text:p>
      <text:p text:style-name="P6">-https://stackoverflow.com/questions/11922323/java-sql-sqlexception-access-denied-for-user-rootlocalhost-using-password</text:p>
      <text:p text:style-name="P6">-https://mariadb.com/kb/en/access-denied-error-updating-from-jdbc-connector-165-to-170/</text:p>
      <text:p text:style-name="P6">-https://rollbar.com/blog/java-exceptions-hierarchy-explained/#</text:p>
      <text:p text:style-name="P6">-https://docs.oracle.com/javase/8/docs/api/index.html?java/lang/Exception.html</text:p>
      <text:p text:style-name="P6">-https://www.java.com/pl/download/help/techinfo_pl.html</text:p>
      <text:p text:style-name="P6">-https://stackoverflow.com/questions/1906445/what-is-the-difference-between-jdk-and-jre</text:p>
      <text:p text:style-name="P6">-https://dev.mysql.com/downloads/installer/</text:p>
      <text:p text:style-name="P6">-https://www.youtube.com/watch?v=51WWD32hFkM&amp;ab_channel=DataScientistofLife</text:p>
      <text:p text:style-name="P6"/>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4T13:53:06.555000000</meta:creation-date>
    <dc:date>2022-01-04T15:36:15.720000000</dc:date>
    <meta:editing-duration>PT16M49S</meta:editing-duration>
    <meta:editing-cycles>5</meta:editing-cycles>
    <meta:generator>LibreOffice/7.2.4.1$Windows_X86_64 LibreOffice_project/27d75539669ac387bb498e35313b970b7fe9c4f9</meta:generator>
    <meta:document-statistic meta:table-count="0" meta:image-count="0" meta:object-count="0" meta:page-count="2" meta:paragraph-count="38" meta:word-count="196" meta:character-count="2970" meta:non-whitespace-character-count="2810"/>
  </office:meta>
</office:document-meta>
</file>